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aRIAL" officeooo:rsid="0013817f" officeooo:paragraph-rsid="00124444"/>
    </style:style>
    <style:style style:name="P2" style:family="paragraph" style:parent-style-name="Standard" style:list-style-name="L4">
      <style:paragraph-properties fo:text-align="justify" style:justify-single-word="false"/>
      <style:text-properties style:font-name="aRIAL" officeooo:rsid="0013817f" officeooo:paragraph-rsid="00124444"/>
    </style:style>
    <style:style style:name="P3" style:family="paragraph" style:parent-style-name="Standard">
      <style:paragraph-properties fo:text-align="justify" style:justify-single-word="false"/>
      <style:text-properties style:font-name="aRIAL" officeooo:rsid="0013817f" officeooo:paragraph-rsid="00124444"/>
    </style:style>
    <style:style style:name="P4" style:family="paragraph" style:parent-style-name="Standard">
      <style:text-properties style:font-name="aRIAL" officeooo:rsid="0013817f" officeooo:paragraph-rsid="00124444"/>
    </style:style>
    <style:style style:name="P5" style:family="paragraph" style:parent-style-name="Standard">
      <style:paragraph-properties fo:text-align="justify" style:justify-single-word="false"/>
      <style:text-properties style:font-name="aRIAL" fo:font-weight="bold" officeooo:rsid="0013817f" officeooo:paragraph-rsid="00124444" style:font-weight-asian="bold" style:font-weight-complex="bold"/>
    </style:style>
    <style:style style:name="P6" style:family="paragraph" style:parent-style-name="Standard" style:list-style-name="L1">
      <style:paragraph-properties fo:text-align="justify" style:justify-single-word="false"/>
      <style:text-properties officeooo:paragraph-rsid="00124444"/>
    </style:style>
    <style:style style:name="P7" style:family="paragraph" style:parent-style-name="Standard" style:list-style-name="L4">
      <style:paragraph-properties fo:text-align="justify" style:justify-single-word="false"/>
      <style:text-properties officeooo:paragraph-rsid="00124444"/>
    </style:style>
    <style:style style:name="P8" style:family="paragraph" style:parent-style-name="Standard" style:list-style-name="L5">
      <style:paragraph-properties fo:text-align="justify" style:justify-single-word="false"/>
      <style:text-properties officeooo:paragraph-rsid="00124444"/>
    </style:style>
    <style:style style:name="P9" style:family="paragraph" style:parent-style-name="Standard">
      <style:paragraph-properties fo:text-align="justify" style:justify-single-word="false"/>
      <style:text-properties officeooo:paragraph-rsid="00124444"/>
    </style:style>
    <style:style style:name="P10" style:family="paragraph" style:parent-style-name="Standard">
      <style:paragraph-properties fo:break-before="page"/>
      <style:text-properties style:font-name="aRIAL" fo:font-weight="bold" officeooo:rsid="0013817f" officeooo:paragraph-rsid="00124444" style:font-weight-asian="bold" style:font-weight-complex="bold"/>
    </style:style>
    <style:style style:name="P11" style:family="paragraph" style:parent-style-name="Standard">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fo:font-variant="normal" fo:text-transform="none" fo:color="#3a3a3a" style:font-name="arial" fo:font-size="12pt" fo:letter-spacing="normal" fo:font-style="normal" fo:font-weight="normal" officeooo:rsid="00363492" officeooo:paragraph-rsid="00124444" style:font-name-asian="DejaVu Sans Mono" style:font-size-asian="12pt" style:font-name-complex="Liberation Mono" style:font-size-complex="12pt"/>
    </style:style>
    <style:style style:name="P12" style:family="paragraph" style:parent-style-name="Standard">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fo:font-variant="normal" fo:text-transform="none" fo:color="#3a3a3a" style:font-name="aRIAL" fo:font-size="12pt" fo:letter-spacing="normal" fo:font-style="normal" fo:font-weight="normal" officeooo:rsid="0013817f" officeooo:paragraph-rsid="00124444" style:font-name-asian="DejaVu Sans Mono" style:font-size-asian="12pt" style:font-name-complex="Liberation Mono" style:font-size-complex="12pt"/>
    </style:style>
    <style:style style:name="P13" style:family="paragraph" style:parent-style-name="Standard">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fo:font-variant="normal" fo:text-transform="none" fo:color="#3a3a3a" style:font-name="aRIAL" fo:font-size="12pt" fo:letter-spacing="normal" fo:font-style="normal" fo:font-weight="normal" officeooo:rsid="001f650b" officeooo:paragraph-rsid="00124444" style:font-name-asian="DejaVu Sans Mono" style:font-size-asian="12pt" style:font-name-complex="Liberation Mono" style:font-size-complex="12pt"/>
    </style:style>
    <style:style style:name="P14" style:family="paragraph" style:parent-style-name="Standard">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officeooo:paragraph-rsid="00124444"/>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RIAL" officeooo:rsid="0013817f"/>
    </style:style>
    <style:style style:name="T4" style:family="text">
      <style:text-properties style:font-name="aRIAL" style:text-underline-style="solid" style:text-underline-width="auto" style:text-underline-color="font-color" officeooo:rsid="0013817f"/>
    </style:style>
    <style:style style:name="T5" style:family="text">
      <style:text-properties style:font-name="aRIAL" officeooo:rsid="0013817f" fo:background-color="#fff200" loext:char-shading-value="0"/>
    </style:style>
    <style:style style:name="T6" style:family="text">
      <style:text-properties style:font-name="aRIAL" officeooo:rsid="0018cbf3"/>
    </style:style>
    <style:style style:name="T7" style:family="text">
      <style:text-properties style:font-name="aRIAL" officeooo:rsid="0013817f" fo:background-color="transparent" loext:char-shading-value="0"/>
    </style:style>
    <style:style style:name="T8" style:family="text">
      <style:text-properties style:font-name="aRIAL" officeooo:rsid="0019844a"/>
    </style:style>
    <style:style style:name="T9" style:family="text">
      <style:text-properties style:font-name="aRIAL" fo:font-weight="bold" officeooo:rsid="0013817f" style:font-weight-asian="bold" style:font-weight-complex="bold"/>
    </style:style>
    <style:style style:name="T10" style:family="text">
      <style:text-properties style:font-name="aRIAL" officeooo:rsid="00202da7"/>
    </style:style>
    <style:style style:name="T11" style:family="text">
      <style:text-properties style:font-name="aRIAL" officeooo:rsid="0023592c"/>
    </style:style>
    <style:style style:name="T12" style:family="text">
      <style:text-properties fo:font-variant="normal" fo:text-transform="none" fo:color="#3a3a3a" style:font-name="aRIAL" fo:font-size="12pt" fo:letter-spacing="normal" fo:font-style="normal" fo:font-weight="normal" officeooo:rsid="0013817f" style:font-name-asian="DejaVu Sans Mono" style:font-size-asian="12pt" style:font-name-complex="Liberation Mono" style:font-size-complex="12pt"/>
    </style:style>
    <style:style style:name="T13" style:family="text">
      <style:text-properties fo:font-variant="normal" fo:text-transform="none" fo:color="#3a3a3a" style:font-name="aRIAL" fo:font-size="12pt" fo:letter-spacing="normal" fo:font-style="normal" fo:font-weight="normal" officeooo:rsid="001f650b" style:font-name-asian="DejaVu Sans Mono" style:font-size-asian="12pt" style:font-name-complex="Liberation Mono" style:font-size-complex="12pt"/>
    </style:style>
    <style:style style:name="T14" style:family="text">
      <style:text-properties fo:font-variant="normal" fo:text-transform="none" fo:color="#3a3a3a" style:font-name="aRIAL" fo:font-size="12pt" fo:letter-spacing="normal" fo:font-style="normal" fo:font-weight="normal" officeooo:rsid="001fcf60" style:font-name-asian="DejaVu Sans Mono" style:font-size-asian="12pt" style:font-name-complex="Liberation Mono" style:font-size-complex="12pt"/>
    </style:style>
    <style:style style:name="T15" style:family="text">
      <style:text-properties fo:font-variant="normal" fo:text-transform="none" fo:color="#3a3a3a" style:font-name="aRIAL" fo:font-size="12pt" fo:letter-spacing="normal" fo:font-style="normal" fo:font-weight="normal" officeooo:rsid="00218791" style:font-name-asian="DejaVu Sans Mono" style:font-size-asian="12pt" style:font-name-complex="Liberation Mono" style:font-size-complex="12pt"/>
    </style:style>
    <style:style style:name="T16" style:family="text">
      <style:text-properties fo:font-variant="normal" fo:text-transform="none" fo:color="#3a3a3a" style:font-name="aRIAL" fo:font-size="12pt" fo:letter-spacing="normal" fo:font-style="normal" fo:font-weight="normal" officeooo:rsid="0013817f" fo:background-color="#fff200" loext:char-shading-value="0" style:font-name-asian="DejaVu Sans Mono" style:font-size-asian="12pt" style:font-name-complex="Liberation Mono" style:font-size-complex="12pt"/>
    </style:style>
    <style:style style:name="T17" style:family="text">
      <style:text-properties fo:font-variant="normal" fo:text-transform="none" fo:color="#3a3a3a" style:font-name="aRIAL" fo:font-size="12pt" fo:letter-spacing="normal" fo:font-style="normal" fo:font-weight="bold" officeooo:rsid="001f650b" style:font-name-asian="DejaVu Sans Mono" style:font-size-asian="12pt" style:font-weight-asian="bold" style:font-name-complex="Liberation Mono" style:font-size-complex="12pt" style:font-weight-complex="bold"/>
    </style:style>
    <style:style style:name="T18" style:family="text">
      <style:text-properties officeooo:rsid="0012444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estión de usuarios <text:span text:style-name="T18">en mysql</text:span></text:p>
      <text:p text:style-name="P4"/>
      <text:p text:style-name="P3">Una cuenta <text:span text:style-name="T1">MySQL</text:span> se define en términos de un nombre de usuario y el equipo o equipos desde los que el usuario puede conectarse al servidor. La cuenta también tiene una <text:span text:style-name="T2">contraseña</text:span>. Hay algunas consideraciones a tener en cuenta a la hora de gestionar las cuentas de usuario:</text:p>
      <text:p text:style-name="P3"/>
      <text:list xml:id="list1737138579" text:style-name="L1">
        <text:list-item>
          <text:p text:style-name="P6"><text:span text:style-name="T3">Los </text:span><text:span text:style-name="T4">nombres de usuarios</text:span><text:span text:style-name="T3"> en MySQL pueden tener como máximo 16 caracteres de</text:span></text:p>
          <text:p text:style-name="P1">longitud.</text:p>
        </text:list-item>
        <text:list-item>
          <text:p text:style-name="P6"><text:span text:style-name="T3">Las </text:span><text:span text:style-name="T4">contraseñas</text:span><text:span text:style-name="T3"> MySQL no están relacionadas con las contraseñas para ingresar en el sistema operativo. No hay una conexión necesaria entre la contraseña que se usa para iniciar sesión en una máquina Windows o Unix y la contraseña usada para acceder al servidor MySQL en la misma computadora.</text:span></text:p>
        </text:list-item>
        <text:list-item>
          <text:p text:style-name="P1">MySQL encripta contraseñas usando su propio algoritmo. Esta encriptación es diferente de la usada durante el proceso de logueo de Unix y es la misma que la implementada en la función PASSWORD().</text:p>
        </text:list-item>
      </text:list>
      <text:p text:style-name="P3"/>
      <text:p text:style-name="P5">Para crear nuevos usuarios en MySQL usamos la siguiente sintaxis:</text:p>
      <text:p text:style-name="P3"/>
      <text:p text:style-name="P11"><text:span text:style-name="T3">CREATE USER 'nombre_usuario'@'</text:span><text:span text:style-name="T5">localhost</text:span><text:span text:style-name="T3">' </text:span></text:p>
      <text:p text:style-name="P12">IDENTIFIED BY ‘tu_contrasena'; </text:p>
      <text:p text:style-name="P3"/>
      <text:list xml:id="list1169183204" text:style-name="L4">
        <text:list-item>
          <text:p text:style-name="P7"><text:span text:style-name="T6">A</text:span><text:span text:style-name="T3"> este punto el nuevo usuario no tiene permisos para hacer algo con las bases de datos. </text:span></text:p>
        </text:list-item>
        <text:list-item>
          <text:p text:style-name="P7"><text:span text:style-name="T6">S</text:span><text:span text:style-name="T3">i el usuario intenta identificarse (con la contraseña establecida), no será capaz de acceder a la consola de MySQL. </text:span></text:p>
        </text:list-item>
        <text:list-item>
          <text:p text:style-name="P7"><text:span text:style-name="T6">L</text:span><text:span text:style-name="T3">a palabra ‘</text:span><text:span text:style-name="T5">localhost</text:span><text:span text:style-name="T3">’ luego del nombre de usuario, identifica desde donde podrá realizar conexiones a la base de datos el usuario creado: </text:span></text:p>
          <text:list>
            <text:list-item>
              <text:p text:style-name="P7"><text:span text:style-name="T5">localhost:</text:span><text:span text:style-name="T7"> </text:span><text:span text:style-name="T3">sólo desde la misma PC en la que se encuentre instalado MySQL, es decir el host local. </text:span></text:p>
            </text:list-item>
            <text:list-item>
              <text:p text:style-name="P2">Para aplicaciones que se conectan de forma remota a la base de datos es posible especificar la IP de la conexión, de esta forma sólo podrán realizarse conexiones al servidor MySQL desde la dirección especificada. </text:p>
            </text:list-item>
            <text:list-item>
              <text:p text:style-name="P2">Para permitir conexiones desde cualquier host o de otras computadoras con IP dinámica se utiliza el comodín %.</text:p>
            </text:list-item>
          </text:list>
        </text:list-item>
      </text:list>
      <text:p text:style-name="P3"/>
      <text:p text:style-name="P9"><text:span text:style-name="T8">Luego </text:span><text:span text:style-name="T3">debemos proporcionarle el acceso requerido con la información que requiere.</text:span></text:p>
      <text:p text:style-name="P3"/>
      <text:p text:style-name="P12">GRANT permiso </text:p>
      <text:p text:style-name="P14"><text:span text:style-name="T12">ON nombre de bases de datos.nombre de tabla </text:span><text:span text:style-name="T13">o </text:span><text:span text:style-name="T17">*</text:span></text:p>
      <text:p text:style-name="P14"><text:span text:style-name="T12">TO ‘nombre de usuari</text:span><text:span text:style-name="T14">o</text:span><text:span text:style-name="T12">’@'</text:span><text:span text:style-name="T16">localhost</text:span><text:span text:style-name="T12">’</text:span></text:p>
      <text:p text:style-name="P14"><text:span text:style-name="T12">[WITH GRANT OPTION]; //</text:span><text:span text:style-name="T14">solo para este permiso</text:span></text:p>
      <text:p text:style-name="P14"/>
      <text:p text:style-name="P13"><text:span text:style-name="T1">*</text:span> : si debe tener permiso sobre todas las tablas.</text:p>
      <text:p text:style-name="P3"/>
      <text:p text:style-name="P3">Dentro de los permisos que podemos otorgar se encuentran los siguientes valores:</text:p>
      <text:p text:style-name="P3"/>
      <text:list xml:id="list707254748" text:style-name="L5">
        <text:list-item>
          <text:p text:style-name="P8"><text:span text:style-name="T9">ALL PRIVILEGES</text:span><text:span text:style-name="T3">: esta opción otorga todos los permisos listados debajo.</text:span></text:p>
        </text:list-item>
        <text:list-item>
          <text:p text:style-name="P8"><text:span text:style-name="T9">CREATE</text:span><text:span text:style-name="T3">: permite crear nuevas tablas o bases de datos.</text:span></text:p>
        </text:list-item>
        <text:list-item>
          <text:p text:style-name="P8"><text:span text:style-name="T9">DROP</text:span><text:span text:style-name="T3">: permite eliminar tablas o bases de datos.</text:span></text:p>
        </text:list-item>
        <text:list-item>
          <text:p text:style-name="P8"><text:soft-page-break/><text:span text:style-name="T9">DELETE</text:span><text:span text:style-name="T3">: permite eliminar registros de tablas.</text:span></text:p>
        </text:list-item>
        <text:list-item>
          <text:p text:style-name="P8"><text:span text:style-name="T9">INSERT</text:span><text:span text:style-name="T3">: permite insertar registros en tablas.</text:span></text:p>
        </text:list-item>
        <text:list-item>
          <text:p text:style-name="P8"><text:span text:style-name="T9">SELECT</text:span><text:span text:style-name="T3">: permite leer registros en las tablas.</text:span></text:p>
        </text:list-item>
        <text:list-item>
          <text:p text:style-name="P8"><text:span text:style-name="T9">UPDATE</text:span><text:span text:style-name="T3">: permite actualizar registros seleccionados en tablas.</text:span></text:p>
        </text:list-item>
        <text:list-item>
          <text:p text:style-name="P8"><text:span text:style-name="T9">GRANT</text:span><text:span text:style-name="T3"> </text:span><text:span text:style-name="T9">OPTION</text:span><text:span text:style-name="T3">: permite otorgar o remover privilegios a otros usuarios usuarios.</text:span></text:p>
        </text:list-item>
      </text:list>
      <text:p text:style-name="P3"/>
      <text:p text:style-name="P9"><text:span text:style-name="T3">Una vez configura</text:span><text:span text:style-name="T10">dos los permisos para los </text:span><text:span text:style-name="T3">nuevos usuarios, hay que asegurarse de refrescar todos los privilegios.</text:span></text:p>
      <text:p text:style-name="P3"/>
      <text:p text:style-name="P12">FLUSH PRIVILEGES;</text:p>
      <text:p text:style-name="P3"/>
      <text:p text:style-name="P3">Para <text:span text:style-name="T1">remover</text:span> un permiso:</text:p>
      <text:p text:style-name="P3"/>
      <text:p text:style-name="P14"><text:span text:style-name="T12">REVOKE permiso/</text:span><text:span text:style-name="T15">s</text:span><text:span text:style-name="T12"> </text:span></text:p>
      <text:p text:style-name="P14"><text:span text:style-name="T12">ON nombre de base de datos.nombre de tabla </text:span><text:span text:style-name="T15">o *</text:span></text:p>
      <text:p text:style-name="P12">FROM ‘nombre de usuario’@‘localhost’;</text:p>
      <text:p text:style-name="P3"/>
      <text:p text:style-name="P9"><text:span text:style-name="T11">P</text:span><text:span text:style-name="T3">ara </text:span><text:span text:style-name="T9">borrar</text:span><text:span text:style-name="T3"> </text:span><text:span text:style-name="T11">un </text:span><text:span text:style-name="T3">usuario:</text:span></text:p>
      <text:p text:style-name="P3"/>
      <text:p text:style-name="P12">DROP USER ‘usuario’@‘localhost’;</text:p>
      <text:p text:style-name="P3"/>
      <text:p text:style-name="P3">una de sus herramientas es la opción de realizar ingeniería inversa a una Base de Datos existente y obtener el diagrama de entidad relación, una ves obtenido el diagrama podemos modificar las tablas, campos, atributos, etc., luego de modificar podemos sincronizar el diagrama con la Base de datos original.</text:p>
      <text:p text:style-name="P3">una de sus herramientas es la opción de realizar ingeniería inversa a una Base de Datos existente y obtener el diagrama de entidad relación, una ves obtenido el diagrama podemos modificar las tablas, campos, atributos, etc., luego de modificar podemos sincronizar el diagrama con la Base de datos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9:32:02.263976345</meta:creation-date>
    <dc:date>2019-05-11T19:32:42.836198948</dc:date>
    <meta:editing-duration>PT42S</meta:editing-duration>
    <meta:editing-cycles>1</meta:editing-cycles>
    <meta:document-statistic meta:table-count="0" meta:image-count="0" meta:object-count="0" meta:page-count="2" meta:paragraph-count="40" meta:word-count="574" meta:character-count="3504" meta:non-whitespace-character-count="2979"/>
    <meta:generator>LibreOffice/6.0.7.3$Linux_X86_64 LibreOffice_project/00m0$Build-3</meta:generator>
  </office:meta>
</office:document-meta>
</file>